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start="" draw:fill="solid" draw:fill-color="#000000" draw:textarea-horizontal-align="center" draw:textarea-vertical-align="middle" draw:shadow="hidden"/>
    </style:style>
    <style:style style:name="gr3" style:family="graphic" style:parent-style-name="standard">
      <style:graphic-properties draw:marker-start="" draw:fill="solid" draw:fill-color="#000000" draw:textarea-horizontal-align="center" draw:textarea-vertical-align="middle"/>
    </style:style>
    <style:style style:name="gr4" style:family="graphic" style:parent-style-name="standard">
      <style:graphic-properties draw:marker-start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Times New Roman'" style:font-family-generic="roman" style:font-pitch="variable" fo:font-style="italic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/>
    </style:style>
    <style:style style:name="T1" style:family="text">
      <style:text-properties fo:font-family="'Times New Roman'" style:font-family-generic="roman" style:font-pitch="variable" fo:font-style="italic"/>
    </style:style>
    <style:style style:name="T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12cm" svg:height="0.971cm" svg:x="8.92cm" svg:y="0.21cm">
          <draw:text-box>
            <text:p text:style-name="P1"><text:span text:style-name="T1">Class</text:span></text:p>
          </draw:text-box>
        </draw:frame>
        <draw:circle draw:style-name="gr2" draw:text-style-name="P3" draw:layer="measurelines" svg:width="0.36cm" svg:height="0.36cm" svg:x="14.545cm" svg:y="2.593cm">
          <text:p text:style-name="P1"/>
        </draw:circle>
        <draw:circle draw:style-name="gr3" draw:text-style-name="P3" draw:layer="measurelines" svg:width="0.36cm" svg:height="0.36cm" svg:x="9.645cm" svg:y="1.093cm">
          <text:p text:style-name="P1"/>
        </draw:circle>
        <draw:line draw:style-name="gr4" draw:text-style-name="P3" draw:layer="layout" svg:x1="9.825cm" svg:y1="1.273cm" svg:x2="14.725cm" svg:y2="2.773cm">
          <text:p text:style-name="P1"/>
        </draw:line>
        <draw:frame draw:style-name="gr5" draw:text-style-name="P4" draw:layer="layout" svg:width="2.788cm" svg:height="0.925cm" svg:x="13.271cm" svg:y="2.892cm">
          <draw:text-box>
            <text:p text:style-name="P1"><text:span text:style-name="T2">CGroup</text:span></text:p>
          </draw:text-box>
        </draw:frame>
        <draw:circle draw:style-name="gr2" draw:text-style-name="P3" draw:layer="layout" svg:width="0.36cm" svg:height="0.36cm" svg:x="13.745cm" svg:y="4.593cm">
          <text:p text:style-name="P1"/>
        </draw:circle>
        <draw:circle draw:style-name="gr2" draw:text-style-name="P3" draw:layer="layout" svg:width="0.36cm" svg:height="0.36cm" svg:x="12.945cm" svg:y="6.593cm">
          <text:p text:style-name="P1"/>
        </draw:circle>
        <draw:circle draw:style-name="gr2" draw:text-style-name="P3" draw:layer="layout" svg:width="0.36cm" svg:height="0.36cm" svg:x="9.945cm" svg:y="6.993cm">
          <text:p text:style-name="P1"/>
        </draw:circle>
        <draw:frame draw:style-name="gr5" draw:text-style-name="P4" draw:layer="layout" svg:width="2.788cm" svg:height="0.925cm" svg:x="12.471cm" svg:y="4.893cm">
          <draw:text-box>
            <text:p text:style-name="P1"><text:span text:style-name="T2">SGroup</text:span></text:p>
          </draw:text-box>
        </draw:frame>
        <draw:frame draw:style-name="gr5" draw:text-style-name="P4" draw:layer="layout" svg:width="2.788cm" svg:height="0.925cm" svg:x="11.671cm" svg:y="6.994cm">
          <draw:text-box>
            <text:p text:style-name="P1"><text:span text:style-name="T2">Packet</text:span></text:p>
          </draw:text-box>
        </draw:frame>
        <draw:frame draw:style-name="gr5" draw:text-style-name="P4" draw:layer="layout" svg:width="3.169cm" svg:height="0.925cm" svg:x="8.571cm" svg:y="7.395cm">
          <draw:text-box>
            <text:p text:style-name="P1"><text:span text:style-name="T2">Message</text:span></text:p>
          </draw:text-box>
        </draw:frame>
        <draw:line draw:style-name="gr4" draw:text-style-name="P3" draw:layer="layout" svg:x1="9.825cm" svg:y1="1.273cm" svg:x2="13.925cm" svg:y2="4.773cm">
          <text:p text:style-name="P1"/>
        </draw:line>
        <draw:line draw:style-name="gr4" draw:text-style-name="P3" draw:layer="layout" svg:x1="9.825cm" svg:y1="1.273cm" svg:x2="13.125cm" svg:y2="6.773cm">
          <text:p text:style-name="P1"/>
        </draw:line>
        <draw:line draw:style-name="gr4" draw:text-style-name="P3" draw:layer="layout" svg:x1="9.825cm" svg:y1="1.181cm" svg:x2="10.125cm" svg:y2="7.173cm">
          <text:p text:style-name="P1"/>
        </draw:line>
        <draw:circle draw:style-name="gr2" draw:text-style-name="P3" draw:layer="layout" svg:width="0.36cm" svg:height="0.36cm" svg:x="6.746cm" svg:y="6.894cm">
          <text:p text:style-name="P1"/>
        </draw:circle>
        <draw:line draw:style-name="gr4" draw:text-style-name="P3" draw:layer="layout" svg:x1="9.825cm" svg:y1="1.273cm" svg:x2="6.926cm" svg:y2="7.074cm">
          <text:p text:style-name="P1"/>
        </draw:line>
        <draw:frame draw:style-name="gr1" draw:text-style-name="P2" draw:layer="layout" svg:width="2.2cm" svg:height="0.971cm" svg:x="4.92cm" svg:y="6.011cm">
          <draw:text-box>
            <text:p text:style-name="P1"><text:span text:style-name="T1">Object</text:span></text:p>
          </draw:text-box>
        </draw:frame>
        <draw:circle draw:style-name="gr2" draw:text-style-name="P3" draw:layer="layout" svg:width="0.36cm" svg:height="0.36cm" svg:x="11.246cm" svg:y="10.094cm">
          <text:p text:style-name="P1"/>
        </draw:circle>
        <draw:frame draw:style-name="gr5" draw:text-style-name="P4" draw:layer="layout" svg:width="3.169cm" svg:height="0.925cm" svg:x="9.872cm" svg:y="10.496cm">
          <draw:text-box>
            <text:p text:style-name="P1"><text:span text:style-name="T2">EObject</text:span></text:p>
          </draw:text-box>
        </draw:frame>
        <draw:line draw:style-name="gr4" draw:text-style-name="P3" draw:layer="layout" svg:x1="6.926cm" svg:y1="7.074cm" svg:x2="11.426cm" svg:y2="10.274cm">
          <text:p text:style-name="P1"/>
        </draw:line>
        <draw:circle draw:style-name="gr2" draw:text-style-name="P3" draw:layer="layout" svg:width="0.36cm" svg:height="0.36cm" svg:x="2.447cm" svg:y="8.595cm">
          <text:p text:style-name="P1"/>
        </draw:circle>
        <draw:frame draw:style-name="gr5" draw:text-style-name="P4" draw:layer="layout" svg:width="3.931cm" svg:height="0.925cm" svg:x="0.673cm" svg:y="8.997cm">
          <draw:text-box>
            <text:p text:style-name="P1"><text:span text:style-name="T2">RVariable</text:span></text:p>
          </draw:text-box>
        </draw:frame>
        <draw:line draw:style-name="gr4" draw:text-style-name="P3" draw:layer="layout" svg:x1="6.926cm" svg:y1="7.074cm" svg:x2="2.627cm" svg:y2="8.775cm">
          <text:p text:style-name="P1"/>
        </draw:line>
        <draw:circle draw:style-name="gr2" draw:text-style-name="P3" draw:layer="layout" svg:width="0.36cm" svg:height="0.36cm" svg:x="4.948cm" svg:y="10.396cm">
          <text:p text:style-name="P1"/>
        </draw:circle>
        <draw:frame draw:style-name="gr5" draw:text-style-name="P4" draw:layer="layout" svg:width="3.169cm" svg:height="0.925cm" svg:x="3.474cm" svg:y="10.798cm">
          <draw:text-box>
            <text:p text:style-name="P1"><text:span text:style-name="T2">Station</text:span></text:p>
          </draw:text-box>
        </draw:frame>
        <draw:line draw:style-name="gr4" draw:text-style-name="P3" draw:layer="layout" svg:x1="6.926cm" svg:y1="7.074cm" svg:x2="5.128cm" svg:y2="10.576cm">
          <text:p text:style-name="P1"/>
        </draw:line>
        <draw:circle draw:style-name="gr2" draw:text-style-name="P3" draw:layer="layout" svg:width="0.36cm" svg:height="0.36cm" svg:x="7.848cm" svg:y="11.396cm">
          <text:p text:style-name="P1"/>
        </draw:circle>
        <draw:line draw:style-name="gr4" draw:text-style-name="P3" draw:layer="layout" svg:x1="6.926cm" svg:y1="7.074cm" svg:x2="8.028cm" svg:y2="11.576cm">
          <text:p text:style-name="P1"/>
        </draw:line>
        <draw:frame draw:style-name="gr1" draw:text-style-name="P2" draw:layer="layout" svg:width="1.103cm" svg:height="0.971cm" svg:x="7.92cm" svg:y="10.512cm">
          <draw:text-box>
            <text:p text:style-name="P1"><text:span text:style-name="T1">AI</text:span></text:p>
          </draw:text-box>
        </draw:frame>
        <draw:circle draw:style-name="gr2" draw:text-style-name="P3" draw:layer="layout" svg:width="0.36cm" svg:height="0.36cm" svg:x="16.348cm" svg:y="12.196cm">
          <text:p text:style-name="P1"/>
        </draw:circle>
        <draw:circle draw:style-name="gr2" draw:text-style-name="P3" draw:layer="layout" svg:width="0.36cm" svg:height="0.36cm" svg:x="15.148cm" svg:y="14.196cm">
          <text:p text:style-name="P1"/>
        </draw:circle>
        <draw:circle draw:style-name="gr2" draw:text-style-name="P3" draw:layer="layout" svg:width="0.36cm" svg:height="0.36cm" svg:x="13.948cm" svg:y="16.196cm">
          <text:p text:style-name="P1"/>
        </draw:circle>
        <draw:circle draw:style-name="gr2" draw:text-style-name="P3" draw:layer="layout" svg:width="0.36cm" svg:height="0.36cm" svg:x="12.748cm" svg:y="18.196cm">
          <text:p text:style-name="P1"/>
        </draw:circle>
        <draw:circle draw:style-name="gr2" draw:text-style-name="P3" draw:layer="layout" svg:width="0.36cm" svg:height="0.36cm" svg:x="11.548cm" svg:y="20.196cm">
          <text:p text:style-name="P1"/>
        </draw:circle>
        <draw:circle draw:style-name="gr2" draw:text-style-name="P3" draw:layer="layout" svg:width="0.36cm" svg:height="0.36cm" svg:x="10.348cm" svg:y="22.196cm">
          <text:p text:style-name="P1"/>
        </draw:circle>
        <draw:circle draw:style-name="gr2" draw:text-style-name="P3" draw:layer="layout" svg:width="0.36cm" svg:height="0.36cm" svg:x="9.148cm" svg:y="24.196cm">
          <text:p text:style-name="P1"/>
        </draw:circle>
        <draw:line draw:style-name="gr4" draw:text-style-name="P3" draw:layer="layout" svg:x1="8.028cm" svg:y1="11.576cm" svg:x2="16.528cm" svg:y2="12.376cm">
          <text:p text:style-name="P1"/>
        </draw:line>
        <draw:line draw:style-name="gr4" draw:text-style-name="P3" draw:layer="layout" svg:x1="8.028cm" svg:y1="11.576cm" svg:x2="15.328cm" svg:y2="14.376cm">
          <text:p text:style-name="P1"/>
        </draw:line>
        <draw:line draw:style-name="gr4" draw:text-style-name="P3" draw:layer="layout" svg:x1="8.028cm" svg:y1="11.576cm" svg:x2="14.128cm" svg:y2="16.376cm">
          <text:p text:style-name="P1"/>
        </draw:line>
        <draw:line draw:style-name="gr4" draw:text-style-name="P3" draw:layer="layout" svg:x1="8.028cm" svg:y1="11.576cm" svg:x2="12.928cm" svg:y2="18.376cm">
          <text:p text:style-name="P1"/>
        </draw:line>
        <draw:line draw:style-name="gr4" draw:text-style-name="P3" draw:layer="layout" svg:x1="8.028cm" svg:y1="11.576cm" svg:x2="11.728cm" svg:y2="20.376cm">
          <text:p text:style-name="P1"/>
        </draw:line>
        <draw:line draw:style-name="gr4" draw:text-style-name="P3" draw:layer="layout" svg:x1="8.028cm" svg:y1="11.576cm" svg:x2="10.528cm" svg:y2="22.376cm">
          <text:p text:style-name="P1"/>
        </draw:line>
        <draw:line draw:style-name="gr4" draw:text-style-name="P3" draw:layer="layout" svg:x1="8.028cm" svg:y1="11.576cm" svg:x2="9.328cm" svg:y2="24.376cm">
          <text:p text:style-name="P1"/>
        </draw:line>
        <draw:frame draw:style-name="gr5" draw:text-style-name="P4" draw:layer="layout" svg:width="2.026cm" svg:height="0.925cm" svg:x="15.473cm" svg:y="12.597cm">
          <draw:text-box>
            <text:p text:style-name="P1"><text:span text:style-name="T2">Port</text:span></text:p>
          </draw:text-box>
        </draw:frame>
        <draw:frame draw:style-name="gr5" draw:text-style-name="P4" draw:layer="layout" svg:width="2.026cm" svg:height="0.925cm" svg:x="14.273cm" svg:y="14.598cm">
          <draw:text-box>
            <text:p text:style-name="P1"><text:span text:style-name="T2">Link</text:span></text:p>
          </draw:text-box>
        </draw:frame>
        <draw:frame draw:style-name="gr5" draw:text-style-name="P4" draw:layer="layout" svg:width="4.693cm" svg:height="0.925cm" svg:x="12.573cm" svg:y="16.599cm">
          <draw:text-box>
            <text:p text:style-name="P1"><text:span text:style-name="T2">Transceiver</text:span></text:p>
          </draw:text-box>
        </draw:frame>
        <draw:frame draw:style-name="gr5" draw:text-style-name="P4" draw:layer="layout" svg:width="3.931cm" svg:height="0.925cm" svg:x="11.574cm" svg:y="18.7cm">
          <draw:text-box>
            <text:p text:style-name="P1"><text:span text:style-name="T2">RFChannel</text:span></text:p>
          </draw:text-box>
        </draw:frame>
        <draw:frame draw:style-name="gr5" draw:text-style-name="P4" draw:layer="layout" svg:width="3.55cm" svg:height="0.925cm" svg:x="10.575cm" svg:y="20.701cm">
          <draw:text-box>
            <text:p text:style-name="P1"><text:span text:style-name="T2">Observer</text:span></text:p>
          </draw:text-box>
        </draw:frame>
        <draw:frame draw:style-name="gr5" draw:text-style-name="P4" draw:layer="layout" svg:width="3.169cm" svg:height="0.925cm" svg:x="9.375cm" svg:y="22.702cm">
          <draw:text-box>
            <text:p text:style-name="P1"><text:span text:style-name="T2">Process</text:span></text:p>
          </draw:text-box>
        </draw:frame>
        <draw:frame draw:style-name="gr5" draw:text-style-name="P4" draw:layer="layout" svg:width="3.169cm" svg:height="0.925cm" svg:x="7.876cm" svg:y="24.703cm">
          <draw:text-box>
            <text:p text:style-name="P1"><text:span text:style-name="T2">Mailbox</text:span></text:p>
          </draw:text-box>
        </draw:frame>
        <draw:circle draw:style-name="gr2" draw:text-style-name="P3" draw:layer="layout" svg:width="0.36cm" svg:height="0.36cm" svg:x="5.448cm" svg:y="21.296cm">
          <text:p text:style-name="P1"/>
        </draw:circle>
        <draw:circle draw:style-name="gr2" draw:text-style-name="P3" draw:layer="layout" svg:width="0.36cm" svg:height="0.36cm" svg:x="3.848cm" svg:y="19.296cm">
          <text:p text:style-name="P1"/>
        </draw:circle>
        <draw:circle draw:style-name="gr2" draw:text-style-name="P3" draw:layer="layout" svg:width="0.36cm" svg:height="0.36cm" svg:x="2.448cm" svg:y="17.096cm">
          <text:p text:style-name="P1"/>
        </draw:circle>
        <draw:line draw:style-name="gr4" draw:text-style-name="P3" draw:layer="layout" svg:x1="8.028cm" svg:y1="11.576cm" svg:x2="5.628cm" svg:y2="21.476cm">
          <text:p text:style-name="P1"/>
        </draw:line>
        <draw:line draw:style-name="gr4" draw:text-style-name="P3" draw:layer="layout" svg:x1="8.028cm" svg:y1="11.576cm" svg:x2="4.028cm" svg:y2="19.476cm">
          <text:p text:style-name="P1"/>
        </draw:line>
        <draw:line draw:style-name="gr4" draw:text-style-name="P3" draw:layer="layout" svg:x1="8.028cm" svg:y1="11.576cm" svg:x2="2.628cm" svg:y2="17.276cm">
          <text:p text:style-name="P1"/>
        </draw:line>
        <draw:frame draw:style-name="gr5" draw:text-style-name="P4" draw:layer="layout" svg:width="2.407cm" svg:height="0.925cm" svg:x="1.177cm" svg:y="17.704cm">
          <draw:text-box>
            <text:p text:style-name="P1"><text:span text:style-name="T2">Timer</text:span></text:p>
          </draw:text-box>
        </draw:frame>
        <draw:frame draw:style-name="gr5" draw:text-style-name="P4" draw:layer="layout" svg:width="2.788cm" svg:height="0.925cm" svg:x="2.678cm" svg:y="19.705cm">
          <draw:text-box>
            <text:p text:style-name="P1"><text:span text:style-name="T2">Client</text:span></text:p>
          </draw:text-box>
        </draw:frame>
        <draw:frame draw:style-name="gr5" draw:text-style-name="P4" draw:layer="layout" svg:width="3.169cm" svg:height="0.925cm" svg:x="4.278cm" svg:y="21.706cm">
          <draw:text-box>
            <text:p text:style-name="P1"><text:span text:style-name="T2">Traffic</text:span></text:p>
          </draw:text-box>
        </draw:frame>
        <draw:circle draw:style-name="gr2" draw:text-style-name="P3" draw:layer="layout" svg:width="0.36cm" svg:height="0.36cm" svg:x="1.849cm" svg:y="14.797cm">
          <text:p text:style-name="P1"/>
        </draw:circle>
        <draw:frame draw:style-name="gr5" draw:text-style-name="P4" draw:layer="layout" svg:width="3.169cm" svg:height="0.925cm" svg:x="0.478cm" svg:y="15.205cm">
          <draw:text-box>
            <text:p text:style-name="P1"><text:span text:style-name="T2">Monitor</text:span></text:p>
          </draw:text-box>
        </draw:frame>
        <draw:line draw:style-name="gr6" draw:text-style-name="P3" draw:layer="layout" svg:x1="8.028cm" svg:y1="11.576cm" svg:x2="2.029cm" svg:y2="14.983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18cm" fo:page-height="27.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Pawel Gburzynski</meta:initial-creator>
    <meta:creation-date>2006-01-23T16:51:10</meta:creation-date>
    <dc:creator>Pawel Gburzynski</dc:creator>
    <dc:date>2006-08-11T00:11:16</dc:date>
    <dc:language>en-US</dc:language>
    <meta:editing-cycles>4</meta:editing-cycles>
    <meta:editing-duration>PT2H8M2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